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rgedSqlConfigTests.assertGlobalConfigWithLocalOverrides( Class &lt; ? &gt; tes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estedMergedSqlConfigTests.globalConfigWithLocalOverri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SqlConfigTests.localConfigWithDuplicatedCommentPre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rgedSqlConfigTests.localConfigMethodWithIgnoreFailedDro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rgedSqlConfigTests.array( String ... ele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SqlConfigTests.localConfigMethodWithDuplicatedCommentPre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lobalConfigWithPrefixesClass.commentPrefixOverridesCommentPre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lobalConfigWithDefaultsClass.globalConfig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rgedSqlConfigTests.localConfigWithCustom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ergedSqlConfigTests.localConfigMethodWithCustomCommentPre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rgedSqlConfigTests.localConfigMethodWithMultipleCommentPre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rgedSqlConfigTests.globalConfigWithEmptyCommen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pLevelMergedSqlConfigTests.globalConfigWithDefa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SqlConfigTests.localConfigMethodWithDefa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rgedSqlConfigTests.assertDefaults( MergedSqlConfig cf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ergedSqlConfigTests.localConfigMethodWithEmptyCommentPre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lobalConfigWithPrefixesClass.commentPrefixesOverrideCommentPre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lobalConfigWithPrefixClass.commentPrefixesOverrideCommen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rgedSqlConfigTests.assertGlobalConfigWithCommentPrefixAndLocalOverrides( Class &lt; ? &gt; tes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rgedSqlConfigTests.localConfigMethodWithEmptyCommen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rgedSqlConfigTests.localConfigWithDefa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SqlConfigTests.nullLocalSql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rgedSqlConfigTests.localConfigWithContinueOn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rgedSqlConfigTests.localConfigWithIgnoreFailedDro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rgedSqlConfigTests.localConfigMethodWithCustom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opLevelMergedSqlConfigTests.global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SqlConfigTests.globalConfigWithDuplicatedCommentPre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pLevelMergedSqlConfigTests.globalConfigWithLocalOverri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SqlConfigTests.assertGlobalConfigWithDefaults( Class &lt; ? &gt; tes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estedMergedSqlConfigTests.global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SqlConfigTests.localConfigWithMultipleCommentPre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lobalConfigClass.globalConfig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rgedSqlConfigTests.nullTes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dSqlConfigTests.localConfigWithCustomCommentPre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sted.globalConfigWithLocalOverrides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estedMergedSqlConfigTests.globalConfigWithCommentPrefixAndLocalOverri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SqlConfigTests.assertGlobalConfig( Class &lt; ? &gt; tes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ergedSqlConfigTests.assertGlobalConfigWithCommentPrefixesAndLocalOverrides( Class &lt; ? &gt; tes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lobalConfigClass.globalConfigWithLocalOverrides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ested.commentPrefixesOverrideCommentPre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opLevelMergedSqlConfigTests.globalConfigWithCommentPrefixesAndLocalOverri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pLevelMergedSqlConfigTests.globalConfigWithCommentPrefixAndLocalOverri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ed.commentPrefixOverridesCommentPre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ested.commentPrefixesOverrideCommen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lobalConfigWithPrefixClass.commentPrefixOverridesCommen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ested.commentPrefixOverridesCommen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estedMergedSqlConfigTests.globalConfigWithDefa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SqlConfigTests.localConfigWithEmptyCommentPre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rgedSqlConfigTests.localConfigWithEmptyCommen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stedMergedSqlConfigTests.globalConfigWithCommentPrefixesAndLocalOverri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dSqlConfigTests.localConfigMethodWithContinueOn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rgedSqlConfigTests.globalConfigWithEmptyCommentPre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ested.globalConfig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